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Panel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missionPanel.getSav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mission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missionPanel.Permiss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missionPanel.saveA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ermission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missionPanel.getPermiss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Panel.getPermissionDependent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ermission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mission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missionPanel.setPermissio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rmission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missionPanel.getGenera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mission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missionPanel.getRevert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mission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mission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missionPanel.getDelete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ermission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mission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missionPanel.set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